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9ea" officeooo:paragraph-rsid="000e69ea"/>
    </style:style>
    <style:style style:name="P2" style:family="paragraph" style:parent-style-name="Standard">
      <style:text-properties officeooo:rsid="000e69ea" officeooo:paragraph-rsid="0017856e"/>
    </style:style>
    <style:style style:name="P3" style:family="paragraph" style:parent-style-name="Standard">
      <style:text-properties officeooo:rsid="000e69ea" officeooo:paragraph-rsid="00193ea8"/>
    </style:style>
    <style:style style:name="P4" style:family="paragraph" style:parent-style-name="Standard">
      <style:text-properties officeooo:rsid="000f2346" officeooo:paragraph-rsid="000f2346"/>
    </style:style>
    <style:style style:name="P5" style:family="paragraph" style:parent-style-name="Standard">
      <style:text-properties officeooo:rsid="001000ee" officeooo:paragraph-rsid="001000ee"/>
    </style:style>
    <style:style style:name="P6" style:family="paragraph" style:parent-style-name="Standard">
      <style:text-properties officeooo:rsid="001000ee" officeooo:paragraph-rsid="00129bd9"/>
    </style:style>
    <style:style style:name="P7" style:family="paragraph" style:parent-style-name="Standard">
      <style:text-properties officeooo:rsid="0011dd1d" officeooo:paragraph-rsid="0011dd1d"/>
    </style:style>
    <style:style style:name="P8" style:family="paragraph" style:parent-style-name="Standard">
      <style:text-properties fo:font-size="14pt" fo:font-weight="bold" officeooo:rsid="000e69ea" officeooo:paragraph-rsid="000e69e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1dd1d" officeooo:paragraph-rsid="0011dd1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29bd9" officeooo:paragraph-rsid="00129bd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style="normal" fo:font-weight="bold" officeooo:rsid="00152c7d" officeooo:paragraph-rsid="00152c7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tyle="italic" fo:font-weight="bold" officeooo:rsid="0011dd1d" officeooo:paragraph-rsid="0011dd1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3fc68" officeooo:paragraph-rsid="0013fc68" style:font-style-asian="italic" style:font-weight-asian="bold" style:font-style-complex="italic" style:font-weight-complex="bold"/>
    </style:style>
    <style:style style:name="P14" style:family="paragraph" style:parent-style-name="Standard">
      <style:text-properties officeooo:rsid="00129bd9" officeooo:paragraph-rsid="00129bd9"/>
    </style:style>
    <style:style style:name="P15" style:family="paragraph" style:parent-style-name="Standard">
      <style:text-properties officeooo:rsid="00152c7d" officeooo:paragraph-rsid="00152c7d"/>
    </style:style>
    <style:style style:name="P16" style:family="paragraph" style:parent-style-name="Standard">
      <style:text-properties officeooo:rsid="0015fd9c" officeooo:paragraph-rsid="0015fd9c"/>
    </style:style>
    <style:style style:name="P17" style:family="paragraph" style:parent-style-name="Standard">
      <style:text-properties officeooo:rsid="0017ff75" officeooo:paragraph-rsid="0017ff75"/>
    </style:style>
    <style:style style:name="P18" style:family="paragraph" style:parent-style-name="Standard">
      <style:text-properties fo:font-style="normal" fo:font-weight="normal" officeooo:rsid="00193ea8" officeooo:paragraph-rsid="00193ea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3fc68" officeooo:paragraph-rsid="0013fc6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99db6" officeooo:paragraph-rsid="00199db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93ea8" officeooo:paragraph-rsid="00193ea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99db6" officeooo:paragraph-rsid="00199db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ad4db" officeooo:paragraph-rsid="001ad4d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ize="14pt" fo:font-style="normal" fo:font-weight="bold" officeooo:rsid="001a3f46" officeooo:paragraph-rsid="001a3f46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000ee"/>
    </style:style>
    <style:style style:name="T2" style:family="text">
      <style:text-properties officeooo:rsid="0011dd1d"/>
    </style:style>
    <style:style style:name="T3" style:family="text">
      <style:text-properties officeooo:rsid="00129bd9"/>
    </style:style>
    <style:style style:name="T4" style:family="text">
      <style:text-properties officeooo:rsid="0015fd9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3ea8" style:font-style-asian="normal" style:font-weight-asian="normal" style:font-style-complex="normal" style:font-weight-complex="normal"/>
    </style:style>
    <style:style style:name="T7" style:family="text">
      <style:text-properties fo:font-size="12pt" fo:font-weight="normal" officeooo:rsid="0015fd9c" style:font-size-asian="12pt" style:font-weight-asian="normal" style:font-size-complex="12pt" style:font-weight-complex="normal"/>
    </style:style>
    <style:style style:name="T8" style:family="text">
      <style:text-properties officeooo:rsid="0017856e"/>
    </style:style>
    <style:style style:name="T9" style:family="text">
      <style:text-properties officeooo:rsid="0017ff75"/>
    </style:style>
    <style:style style:name="T10" style:family="text">
      <style:text-properties officeooo:rsid="001a3f46"/>
    </style:style>
    <style:style style:name="T11" style:family="text">
      <style:text-properties fo:font-weight="bold" officeooo:rsid="001a3f46" style:font-weight-asian="bold" style:font-weight-complex="bold"/>
    </style:style>
    <style:style style:name="T12" style:family="text">
      <style:text-properties fo:font-size="14pt" officeooo:rsid="001a3f46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a3f46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1. </text:span>Заявка</text:p>
      <text:p text:style-name="P8"><text:tab/><text:span text:style-name="T7">1.1)</text:span><text:span text:style-name="T4"> </text:span><text:span text:style-name="T7">Поля заявки (карточка заказчика)</text:span></text:p>
      <text:p text:style-name="P1"><text:tab/><text:tab/>- ФИО. Автоподстановка из старых заявок</text:p>
      <text:p text:style-name="P1"><text:tab/><text:tab/>- Объект. Справочник Объектов <text:span text:style-name="T4">ЖК</text:span></text:p>
      <text:p text:style-name="P1"><text:tab/><text:tab/>- Площадь — <text:span text:style-name="T4">подставляется из объекта</text:span></text:p>
      <text:p text:style-name="P1"><text:tab/><text:tab/>- <text:span text:style-name="T4">Телефон</text:span></text:p>
      <text:p text:style-name="P16"><text:tab/><text:tab/>- Комментарий</text:p>
      <text:p text:style-name="P16"><text:tab/><text:tab/>- Вид обращения (телефон, сайт, лично)</text:p>
      <text:p text:style-name="P16"><text:tab/><text:tab/></text:p>
      <text:p text:style-name="P16"><text:tab/><text:span text:style-name="T8">1</text:span>.2) Звонки клиенту:</text:p>
      <text:p text:style-name="P16"><text:tab/><text:tab/>- Дата</text:p>
      <text:p text:style-name="P16"><text:tab/><text:tab/>- Менеджер</text:p>
      <text:p text:style-name="P16"><text:tab/>Комментарий</text:p>
      <text:p text:style-name="P16"><text:tab/>Просьба перезвонить — задача для перезвона</text:p>
      <text:p text:style-name="P1"><text:tab/></text:p>
      <text:p text:style-name="P1"><text:span text:style-name="T8"><text:tab/>1.3) </text:span>Перечень работ</text:p>
      <text:p text:style-name="P2"><text:tab/><text:tab/><text:span text:style-name="T4">Возможность дать скидку на все</text:span></text:p>
      <text:p text:style-name="P1"><text:tab/><text:tab/>- Этап <text:span text:style-name="T8">(1,2,3)</text:span></text:p>
      <text:p text:style-name="P1"><text:tab/><text:tab/>- <text:span text:style-name="T4">Вид: дешевый, средний, дорогой</text:span></text:p>
      <text:p text:style-name="P1"><text:tab/><text:tab/>- Работа; Справочник работ</text:p>
      <text:p text:style-name="P1"><text:tab/><text:tab/>- Стоимость за м2. Подстановка из справочника</text:p>
      <text:p text:style-name="P1"><text:tab/><text:tab/>- Объем, м2</text:p>
      <text:p text:style-name="P1"><text:tab/><text:tab/>- Дата начала план</text:p>
      <text:p text:style-name="P1"><text:tab/><text:tab/>- Дата окончания план</text:p>
      <text:p text:style-name="P1"><text:tab/><text:tab/>- Сумма всего</text:p>
      <text:p text:style-name="P1"/>
      <text:p text:style-name="P1">Итого складывается стоимость, срок окончания.</text:p>
      <text:p text:style-name="P1"/>
      <text:p text:style-name="P16"><text:tab/><text:span text:style-name="T8">1.4) </text:span>Форма определения дат:</text:p>
      <text:p text:style-name="P16"><text:tab/><text:tab/>Отбор поэтапу</text:p>
      <text:p text:style-name="P16"><text:tab/><text:tab/><text:tab/>д1 <text:s/>д2 <text:s/>д3 <text:s/>д4 <text:s/>д5 <text:s/>д6 <text:s/>д7 <text:s/>д8 <text:s/>д9 <text:s/>д10</text:p>
      <text:p text:style-name="P16"><text:tab/>Бригада1<text:tab/><text:tab/>+</text:p>
      <text:p text:style-name="P16"><text:tab/>Бригада2<text:tab/> <text:s text:c="11"/><text:tab/> <text:s text:c="11"/>+<text:tab/></text:p>
      <text:p text:style-name="P16"><text:tab/>Бригада3<text:tab/><text:tab/><text:tab/><text:tab/><text:tab/> +<text:tab/><text:tab/></text:p>
      <text:p text:style-name="P1"/>
      <text:p text:style-name="P1"/>
      <text:p text:style-name="P1"><text:tab/><text:span text:style-name="T8">1.5) </text:span>Фактические оплаты. <text:span text:style-name="T4">Вносит только бухгалтер</text:span></text:p>
      <text:p text:style-name="P1"><text:tab/><text:tab/>- Дата</text:p>
      <text:p text:style-name="P1"><text:tab/><text:tab/>- Сумма</text:p>
      <text:p text:style-name="P1"><text:tab/><text:tab/>- <text:span text:style-name="T5">Комментарий</text:span></text:p>
      <text:p text:style-name="P1"><text:tab/><text:tab/>- <text:span text:style-name="T4">Вид: наличные,Безнал</text:span></text:p>
      <text:p text:style-name="P1"><text:tab/><text:tab/>- <text:span text:style-name="T8">Кто занес оплату</text:span></text:p>
      <text:p text:style-name="P3"><text:tab/><text:span text:style-name="T6">Уведомление заказчику об оплате</text:span></text:p>
      <text:p text:style-name="P18"/>
      <text:p text:style-name="P1"/>
      <text:p text:style-name="P16"><text:tab/><text:span text:style-name="T8">1.5) </text:span>Формирование <text:span text:style-name="T8">печатной формы </text:span>договора с приложениями <text:span text:style-name="T8">из шаблона</text:span></text:p>
      <text:p text:style-name="P1"/>
      <text:p text:style-name="P4"><text:tab/><text:span text:style-name="T8">1.6) Возможность прикрепить произвольные д</text:span>окументы <text:span text:style-name="T1">(вложенные файлы)</text:span></text:p>
      <text:p text:style-name="P4"/>
      <text:p text:style-name="P5"><text:tab/>Заключение договора</text:p>
      <text:p text:style-name="P5"><text:tab/><text:tab/>- Дата договора,</text:p>
      <text:p text:style-name="P5"><text:tab/><text:tab/>- Номер договора</text:p>
      <text:p text:style-name="P5"><text:soft-page-break/><text:tab/><text:span text:style-name="T8">При записи с заполненными полями смена статуса!</text:span></text:p>
      <text:p text:style-name="P5"/>
      <text:p text:style-name="P5"/>
      <text:p text:style-name="P5">Статусы заявки:</text:p>
      <text:p text:style-name="P5"><text:tab/>- Заявка</text:p>
      <text:p text:style-name="P5"><text:tab/>- Договор (когда заполнили договор, <text:span text:style-name="T8">информирование по оплате в журнале! Контроль просрочки оплаты!</text:span>)</text:p>
      <text:p text:style-name="P5"><text:tab/>- <text:s/><text:span text:style-name="T8">Поступила оплата: определить за какой этап, сформировать потребность в материалах, людях</text:span></text:p>
      <text:p text:style-name="P5"><text:tab/>- <text:span text:style-name="T8">Расторгнут</text:span></text:p>
      <text:p text:style-name="P7"><text:tab/>- <text:span text:style-name="T8">Все работы выполнены</text:span></text:p>
      <text:p text:style-name="P5"/>
      <text:p text:style-name="P5"/>
      <text:p text:style-name="P10">2. Объекты.</text:p>
      <text:p text:style-name="P14"><text:tab/>- Наименование</text:p>
      <text:p text:style-name="P6"/>
      <text:p text:style-name="P5"/>
      <text:p text:style-name="P11">3. Работы</text:p>
      <text:p text:style-name="P15"><text:tab/>- Работа</text:p>
      <text:p text:style-name="P15"><text:tab/>- Стоимость за м2</text:p>
      <text:p text:style-name="P15"><text:tab/>- <text:span text:style-name="T9">Материалы:</text:span></text:p>
      <text:p text:style-name="P15"><text:tab/><text:tab/>- <text:span text:style-name="T9">Материал Справочник материалов</text:span></text:p>
      <text:p text:style-name="P15"><text:tab/><text:tab/>- <text:span text:style-name="T9">Количество</text:span></text:p>
      <text:p text:style-name="P15"><text:tab/><text:tab/>- <text:span text:style-name="T9">Единица</text:span></text:p>
      <text:p text:style-name="P17">Возможность пересчитать стоимость (увеличить)</text:p>
      <text:p text:style-name="P17">Документ Прайс. Заполнить</text:p>
      <text:p text:style-name="P17"><text:tab/>- Дата</text:p>
      <text:p text:style-name="P17"><text:tab/>- Работа</text:p>
      <text:p text:style-name="P17"><text:tab/>- Стоимость</text:p>
      <text:p text:style-name="P5"/>
      <text:p text:style-name="P9"><text:span text:style-name="T3">3</text:span>. Заявка на материалы</text:p>
      <text:p text:style-name="P7">Автоматически создается исходя из потребности при оплате договора.</text:p>
      <text:p text:style-name="P7"><text:tab/>- Дата создания</text:p>
      <text:p text:style-name="P7"><text:tab/>- Заявка</text:p>
      <text:p text:style-name="P7"><text:tab/>- К какой дате нужны материалы</text:p>
      <text:p text:style-name="P7"><text:tab/>- Количество</text:p>
      <text:p text:style-name="P12"/>
      <text:p text:style-name="P1"><text:tab/></text:p>
      <text:p text:style-name="P18">4. Бригады</text:p>
      <text:p text:style-name="P18"><text:tab/>- Этап</text:p>
      <text:p text:style-name="P18"><text:tab/>- Наименование</text:p>
      <text:p text:style-name="P13"/>
      <text:p text:style-name="P18">5. Система уведомлений</text:p>
      <text:p text:style-name="P18"/>
      <text:p text:style-name="P18"/>
      <text:p text:style-name="P18">6. Заявка на отпуск материалов</text:p>
      <text:p text:style-name="P18">Создается автоматически, получает ИТР, получает уведомление</text:p>
      <text:p text:style-name="P18"><text:tab/>- Заявка клиента</text:p>
      <text:p text:style-name="P18"><text:tab/>- Материал</text:p>
      <text:p text:style-name="P18"><text:tab/>- Количество</text:p>
      <text:p text:style-name="P18"><text:tab/>- Единица</text:p>
      <text:p text:style-name="P18"><text:tab/>- Количество получено</text:p>
      <text:p text:style-name="P18"><text:soft-page-break/>Дать возможность поставит — все получено 100%</text:p>
      <text:p text:style-name="P19"/>
      <text:p text:style-name="P18">7. Отметка фактического начала этапа работ.</text:p>
      <text:p text:style-name="P18">ИТР заносит</text:p>
      <text:p text:style-name="P18"><text:tab/>- Дата начала этапа</text:p>
      <text:p text:style-name="P18"><text:tab/>- Договор</text:p>
      <text:p text:style-name="P18"><text:tab/>- Этап работ</text:p>
      <text:p text:style-name="P18">Уведомление заказчику о начале работ<text:tab/></text:p>
      <text:p text:style-name="P18"/>
      <text:p text:style-name="P18"/>
      <text:p text:style-name="P18">8. Отметка фактического окончания работ.</text:p>
      <text:p text:style-name="P18">ИТР заносит</text:p>
      <text:p text:style-name="P18"><text:tab/>- дата окончания этапа</text:p>
      <text:p text:style-name="P18"><text:s/><text:tab/>- <text:s/>Этап работ</text:p>
      <text:p text:style-name="P18">Уведомление заказчику об окончании и если это закрытие — завершение всего договора</text:p>
      <text:p text:style-name="P18"/>
      <text:p text:style-name="P18"/>
      <text:p text:style-name="P20">1) Развертка проекта:</text:p>
      <text:p text:style-name="P20">- Пользователи, пароли, авторизация, восстановление пароля,</text:p>
      <text:p text:style-name="P24">5</text:p>
      <text:p text:style-name="P20"/>
      <text:p text:style-name="P20">2) Система уведомлений</text:p>
      <text:p text:style-name="P24">5</text:p>
      <text:p text:style-name="P20"/>
      <text:p text:style-name="P20">3) Наборы прав:</text:p>
      <text:p text:style-name="P20">- Администратор</text:p>
      <text:p text:style-name="P20">- Менеджер</text:p>
      <text:p text:style-name="P20">- Бухгалтер</text:p>
      <text:p text:style-name="P20">- ИТР</text:p>
      <text:p text:style-name="P20">- Мастер бригады</text:p>
      <text:p text:style-name="P24">5</text:p>
      <text:p text:style-name="P20"/>
      <text:p text:style-name="P20">4) Объекты:</text:p>
      <text:p text:style-name="P20"><text:tab/>4.1) Заявка</text:p>
      <text:p text:style-name="P20"><text:tab/><text:span text:style-name="T14">3</text:span></text:p>
      <text:p text:style-name="P20"><text:tab/><text:tab/>4.1.1) Звонки</text:p>
      <text:p text:style-name="P20"><text:tab/><text:tab/><text:span text:style-name="T14">2</text:span></text:p>
      <text:p text:style-name="P20"/>
      <text:p text:style-name="P20"><text:tab/><text:tab/>4.1.2) Работы</text:p>
      <text:p text:style-name="P20"><text:tab/><text:tab/><text:span text:style-name="T14">5</text:span></text:p>
      <text:p text:style-name="P20"/>
      <text:p text:style-name="P20"><text:tab/><text:tab/>4.1.3) График загруженности</text:p>
      <text:p text:style-name="P20"><text:tab/><text:tab/><text:span text:style-name="T14">5</text:span></text:p>
      <text:p text:style-name="P20"/>
      <text:p text:style-name="P20"><text:tab/><text:tab/>4.1.4) Оплаты</text:p>
      <text:p text:style-name="P20"><text:tab/><text:tab/><text:span text:style-name="T14">3</text:span></text:p>
      <text:p text:style-name="P20"/>
      <text:p text:style-name="P20"><text:tab/><text:tab/>4.1.5) Произвольные файлы</text:p>
      <text:p text:style-name="P20"><text:tab/><text:tab/><text:span text:style-name="T14">2</text:span></text:p>
      <text:p text:style-name="P20"/>
      <text:p text:style-name="P20"/>
      <text:p text:style-name="P20"><text:soft-page-break/><text:tab/><text:tab/>4.1.6) Шаблоны документов, применение шаблонов</text:p>
      <text:p text:style-name="P20"><text:tab/><text:tab/><text:span text:style-name="T14">5</text:span></text:p>
      <text:p text:style-name="P20"/>
      <text:p text:style-name="P20"><text:tab/>4.2) Объекты</text:p>
      <text:p text:style-name="P20"><text:tab/><text:span text:style-name="T14">1</text:span></text:p>
      <text:p text:style-name="P20"/>
      <text:p text:style-name="P20"><text:tab/>4.3) Бригады</text:p>
      <text:p text:style-name="P20"><text:tab/><text:span text:style-name="T14">1</text:span></text:p>
      <text:p text:style-name="P20"/>
      <text:p text:style-name="P20"><text:tab/>4.4) Заявка на материалы</text:p>
      <text:p text:style-name="P20"><text:tab/><text:span text:style-name="T14">3</text:span></text:p>
      <text:p text:style-name="P20"/>
      <text:p text:style-name="P20"><text:tab/>4.5) Завершение работ</text:p>
      <text:p text:style-name="P20"><text:tab/><text:span text:style-name="T14">3</text:span></text:p>
      <text:p text:style-name="P20"><text:tab/>4.6) Начало работ</text:p>
      <text:p text:style-name="P20"><text:tab/><text:span text:style-name="T14">3</text:span></text:p>
      <text:p text:style-name="P20"/>
      <text:p text:style-name="P23"><text:span text:style-name="T13">ВСЕГО </text:span><text:span text:style-name="T14">5</text:span><text:span text:style-name="T13">1</text:span></text:p>
      <text:p text:style-name="P23"><text:span text:style-name="T13">+ установка на сервере 5</text:span></text:p>
      <text:p text:style-name="P23"><text:span text:style-name="T13">Загрузка базы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7:33:46.305915592</meta:creation-date>
    <dc:date>2019-04-11T11:35:04.656947580</dc:date>
    <meta:editing-duration>PT44M44S</meta:editing-duration>
    <meta:editing-cycles>12</meta:editing-cycles>
    <meta:generator>LibreOffice/4.2.8.2$Linux_x86 LibreOffice_project/420m0$Build-2</meta:generator>
    <meta:document-statistic meta:table-count="0" meta:image-count="0" meta:object-count="0" meta:page-count="4" meta:paragraph-count="135" meta:word-count="434" meta:character-count="2893" meta:non-whitespace-character-count="2398"/>
  </office:meta>
</office:document-meta>
</file>